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A</text:p>
          </table:table-cell>
          <table:table-cell table:style-name="ACE-0" office:value-type="float" office:value="-28.98">
            <text:p>−28.98</text:p>
          </table:table-cell>
          <table:table-cell table:style-name="ACE-0" office:value-type="float" office:value="113.95999999999999">
            <text:p>113.96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VeehFrance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4A</text:p>
          </table:table-cell>
          <table:table-cell table:style-name="ACE-0" office:value-type="float" office:value="-28.98">
            <text:p>−28.98</text:p>
          </table:table-cell>
          <table:table-cell table:style-name="ACE-0" office:value-type="float" office:value="113.95999999999999">
            <text:p>113.96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VeehFrance1988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estern_Australia-01</text:p>
          </table:table-cell>
          <table:table-cell table:style-name="ACE-0" office:value-type="float" office:value="-28.800000000000001">
            <text:p>−28.8</text:p>
          </table:table-cell>
          <table:table-cell table:style-name="ACE-0" office:value-type="float" office:value="114.59999999999999">
            <text:p>114.6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173">
            <text:p>173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Wyrwoll197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10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7962">
            <text:p>7962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12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8124">
            <text:p>8124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14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8621">
            <text:p>8621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16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7.100000000000001">
            <text:p>17.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2_1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6460">
            <text:p>646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21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8191">
            <text:p>8191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2_2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3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6716">
            <text:p>671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4_1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23.600000000000001">
            <text:p>23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4_2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23.600000000000001">
            <text:p>23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4_3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484">
            <text:p>9484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23.600000000000001">
            <text:p>23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5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809">
            <text:p>9809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24.399999999999999">
            <text:p>24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8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7102">
            <text:p>7102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MCI8</text:p>
          </table:table-cell>
          <table:table-cell table:style-name="ACE-0" office:value-type="float" office:value="-28.742999999999999">
            <text:p>−28.743</text:p>
          </table:table-cell>
          <table:table-cell table:style-name="ACE-0" office:value-type="float" office:value="113.813">
            <text:p>113.813</text:p>
          </table:table-cell>
          <table:table-cell table:style-name="ACE-0" office:value-type="float" office:value="9347">
            <text:p>9347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SC2</text:p>
          </table:table-cell>
          <table:table-cell table:style-name="ACE-0" office:value-type="float" office:value="-28.704000000000001">
            <text:p>−28.704</text:p>
          </table:table-cell>
          <table:table-cell table:style-name="ACE-0" office:value-type="float" office:value="113.843">
            <text:p>113.843</text:p>
          </table:table-cell>
          <table:table-cell table:style-name="ACE-0" office:value-type="float" office:value="6368">
            <text:p>6368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1.15">
            <text:p>11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SC3</text:p>
          </table:table-cell>
          <table:table-cell table:style-name="ACE-0" office:value-type="float" office:value="-28.704000000000001">
            <text:p>−28.704</text:p>
          </table:table-cell>
          <table:table-cell table:style-name="ACE-0" office:value-type="float" office:value="113.843">
            <text:p>113.843</text:p>
          </table:table-cell>
          <table:table-cell table:style-name="ACE-0" office:value-type="float" office:value="7102">
            <text:p>7102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4.15">
            <text:p>14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SC4</text:p>
          </table:table-cell>
          <table:table-cell table:style-name="ACE-0" office:value-type="float" office:value="-28.704000000000001">
            <text:p>−28.704</text:p>
          </table:table-cell>
          <table:table-cell table:style-name="ACE-0" office:value-type="float" office:value="113.843">
            <text:p>113.843</text:p>
          </table:table-cell>
          <table:table-cell table:style-name="ACE-0" office:value-type="float" office:value="5804">
            <text:p>5804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6.5499999999999998">
            <text:p>6.5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SCI</text:p>
          </table:table-cell>
          <table:table-cell table:style-name="ACE-0" office:value-type="float" office:value="-28.704000000000001">
            <text:p>−28.704</text:p>
          </table:table-cell>
          <table:table-cell table:style-name="ACE-0" office:value-type="float" office:value="113.843">
            <text:p>113.843</text:p>
          </table:table-cell>
          <table:table-cell table:style-name="ACE-0" office:value-type="float" office:value="4674">
            <text:p>4674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Coral <text:s text:c="2"/>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isenhauerEtal1993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3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3226">
            <text:p>3226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4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1058">
            <text:p>1058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1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3831">
            <text:p>3831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1799999999999999">
            <text:p>1.18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2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3867">
            <text:p>3867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4299999999999999">
            <text:p>1.43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3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2335">
            <text:p>2335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4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6323">
            <text:p>6323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5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6832">
            <text:p>6832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2.02">
            <text:p>2.0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7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eraldton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HST8-PAVE</text:p>
          </table:table-cell>
          <table:table-cell table:style-name="ACE-0" office:value-type="float" office:value="-28.681999999999999">
            <text:p>−28.682</text:p>
          </table:table-cell>
          <table:table-cell table:style-name="ACE-0" office:value-type="float" office:value="113.833">
            <text:p>113.833</text:p>
          </table:table-cell>
          <table:table-cell table:style-name="ACE-0" office:value-type="float" office:value="6919">
            <text:p>6919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pav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8200000000000001">
            <text:p>1.8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CollinsEatal2006,LewisEtal2013</text:p>
          </table:table-cell>
          <table:table-cell table:number-columns-repeated="240" table:style-name="ACE-0"/>
        </table:table-row>
        <table:table-row table:style-name="AROW-0" table:number-rows-repeated="647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6482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30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19:10Z</dc:date>
    <meta:creation-date>2022-10-27T08:15:17Z</meta:creation-date>
    <meta:generator>gnumeric/1.12.46</meta:generator>
  </office:meta>
</office:document-meta>
</file>